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a" fo:country="DK" officeooo:rsid="000033cc" officeooo:paragraph-rsid="000033cc" style:language-asian="zxx" style:country-asian="none" style:language-complex="zxx" style:country-complex="none"/>
    </style:style>
    <style:style style:name="P2" style:family="paragraph" style:parent-style-name="Text_20_body">
      <style:paragraph-properties fo:text-align="start" style:justify-single-word="false"/>
      <style:text-properties fo:language="da" fo:country="DK" officeooo:rsid="000033cc" officeooo:paragraph-rsid="000033cc" style:language-asian="zxx" style:country-asian="none" style:language-complex="zxx" style:country-complex="none"/>
    </style:style>
    <style:style style:name="P3" style:family="paragraph" style:parent-style-name="Text_20_body">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4" style:family="paragraph" style:parent-style-name="Text_20_body">
      <style:paragraph-properties fo:text-align="start" style:justify-single-word="false"/>
      <style:text-properties fo:language="da" fo:country="DK" fo:font-weight="bold" officeooo:rsid="000033cc" officeooo:paragraph-rsid="000033cc" style:language-asian="zxx" style:country-asian="none" style:font-weight-asian="bold" style:language-complex="zxx" style:country-complex="none" style:font-weight-complex="bold"/>
    </style:style>
    <style:style style:name="P5" style:family="paragraph" style:parent-style-name="Text_20_body">
      <style:paragraph-properties fo:text-align="start" style:justify-single-word="false"/>
      <style:text-properties fo:language="da" fo:country="DK" fo:font-weight="bold" officeooo:rsid="000033cc" officeooo:paragraph-rsid="0000394b" style:language-asian="zxx" style:country-asian="none" style:font-weight-asian="bold" style:language-complex="zxx" style:country-complex="none" style:font-weight-complex="bold"/>
    </style:style>
    <style:style style:name="P6" style:family="paragraph" style:parent-style-name="Text_20_body">
      <style:paragraph-properties fo:text-align="start" style:justify-single-word="false"/>
      <style:text-properties fo:language="da" fo:country="DK" fo:font-weight="bold" officeooo:rsid="0003a268" officeooo:paragraph-rsid="0008bc3c" style:language-asian="zxx" style:country-asian="none" style:font-weight-asian="bold" style:language-complex="zxx" style:country-complex="none" style:font-weight-complex="bold"/>
    </style:style>
    <style:style style:name="P7" style:family="paragraph" style:parent-style-name="Text_20_body">
      <style:paragraph-properties fo:text-align="start" style:justify-single-word="false"/>
      <style:text-properties fo:language="da" fo:country="DK" fo:font-weight="bold" officeooo:rsid="0007fd69" officeooo:paragraph-rsid="0007fd69" style:language-asian="zxx" style:country-asian="none" style:font-weight-asian="bold" style:language-complex="zxx" style:country-complex="none" style:font-weight-complex="bold"/>
    </style:style>
    <style:style style:name="P8" style:family="paragraph" style:parent-style-name="Text_20_body">
      <style:paragraph-properties fo:text-align="start" style:justify-single-word="false"/>
      <style:text-properties fo:language="da" fo:country="DK" fo:font-weight="bold" officeooo:rsid="00058271" officeooo:paragraph-rsid="0008bc3c" style:language-asian="zxx" style:country-asian="none" style:font-weight-asian="bold" style:language-complex="zxx" style:country-complex="none" style:font-weight-complex="bold"/>
    </style:style>
    <style:style style:name="P9" style:family="paragraph" style:parent-style-name="Text_20_body">
      <style:paragraph-properties fo:text-align="start" style:justify-single-word="false"/>
      <style:text-properties fo:language="da" fo:country="DK" fo:font-weight="normal" officeooo:rsid="000033cc" officeooo:paragraph-rsid="000033cc" style:language-asian="zxx" style:country-asian="none" style:font-weight-asian="normal" style:language-complex="zxx" style:country-complex="none" style:font-weight-complex="normal"/>
    </style:style>
    <style:style style:name="P10" style:family="paragraph" style:parent-style-name="Text_20_body">
      <style:paragraph-properties fo:text-align="start" style:justify-single-word="false"/>
      <style:text-properties fo:language="da" fo:country="DK" fo:font-weight="normal" officeooo:rsid="0000394b" officeooo:paragraph-rsid="0000394b" style:language-asian="zxx" style:country-asian="none" style:font-weight-asian="normal" style:language-complex="zxx" style:country-complex="none" style:font-weight-complex="normal"/>
    </style:style>
    <style:style style:name="P11" style:family="paragraph" style:parent-style-name="Text_20_body">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P12" style:family="paragraph" style:parent-style-name="Text_20_body">
      <style:paragraph-properties fo:text-align="start" style:justify-single-word="false"/>
      <style:text-properties fo:language="da" fo:country="DK" fo:font-weight="normal" officeooo:rsid="00058271" officeooo:paragraph-rsid="00058271" style:language-asian="zxx" style:country-asian="none" style:font-weight-asian="normal" style:language-complex="zxx" style:country-complex="none" style:font-weight-complex="normal"/>
    </style:style>
    <style:style style:name="P13" style:family="paragraph" style:parent-style-name="Text_20_body">
      <style:paragraph-properties fo:text-align="start" style:justify-single-word="false"/>
      <style:text-properties fo:language="da" fo:country="DK" fo:font-weight="normal" officeooo:rsid="0007fd69" officeooo:paragraph-rsid="0007fd69" style:language-asian="zxx" style:country-asian="none" style:font-weight-asian="normal" style:language-complex="zxx" style:country-complex="none" style:font-weight-complex="normal"/>
    </style:style>
    <style:style style:name="P14" style:family="paragraph" style:parent-style-name="Title">
      <style:text-properties fo:language="da" fo:country="DK" officeooo:rsid="000033cc" officeooo:paragraph-rsid="000033cc" style:language-asian="zxx" style:country-asian="none" style:language-complex="zxx" style:country-complex="none"/>
    </style:style>
    <style:style style:name="P15" style:family="paragraph" style:parent-style-name="Subtitle">
      <style:paragraph-properties fo:text-align="start" style:justify-single-word="false"/>
      <style:text-properties fo:language="da" fo:country="DK" officeooo:rsid="000033cc" officeooo:paragraph-rsid="000033cc" style:language-asian="zxx" style:country-asian="none" style:language-complex="zxx" style:country-complex="none"/>
    </style:style>
    <style:style style:name="P16" style:family="paragraph" style:parent-style-name="Subtitle">
      <style:paragraph-properties fo:text-align="start" style:justify-single-word="false"/>
      <style:text-properties fo:language="da" fo:country="DK" officeooo:rsid="0000394b" officeooo:paragraph-rsid="0000394b" style:language-asian="zxx" style:country-asian="none" style:language-complex="zxx" style:country-complex="none"/>
    </style:style>
    <style:style style:name="P17" style:family="paragraph" style:parent-style-name="Subtitle">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18" style:family="paragraph" style:parent-style-name="Subtitle">
      <style:paragraph-properties fo:text-align="start" style:justify-single-word="false"/>
      <style:text-properties fo:language="da" fo:country="DK" fo:font-weight="normal" officeooo:rsid="0000394b" officeooo:paragraph-rsid="0000394b" style:language-asian="zxx" style:country-asian="none" style:font-weight-asian="normal" style:language-complex="zxx" style:country-complex="none" style:font-weight-complex="normal"/>
    </style:style>
    <style:style style:name="P19" style:family="paragraph" style:parent-style-name="Subtitle">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P20" style:family="paragraph" style:parent-style-name="Text_20_body" style:list-style-name="L1">
      <style:paragraph-properties fo:text-align="start" style:justify-single-word="false"/>
      <style:text-properties fo:language="da" fo:country="DK" fo:font-weight="normal" officeooo:rsid="0007fd69" officeooo:paragraph-rsid="0007fd69" style:language-asian="zxx" style:country-asian="none" style:font-weight-asian="normal" style:language-complex="zxx" style:country-complex="none" style:font-weight-complex="normal"/>
    </style:style>
    <style:style style:name="P21" style:family="paragraph" style:parent-style-name="Text_20_body" style:list-style-name="L2">
      <style:paragraph-properties fo:text-align="start" style:justify-single-word="false"/>
      <style:text-properties fo:language="da" fo:country="DK" fo:font-weight="normal" officeooo:rsid="0007fd69" officeooo:paragraph-rsid="0007fd69" style:language-asian="zxx" style:country-asian="none" style:font-weight-asian="normal" style:language-complex="zxx" style:country-complex="none" style:font-weight-complex="normal"/>
    </style:style>
    <style:style style:name="P22" style:family="paragraph" style:parent-style-name="Text_20_body" style:list-style-name="L2">
      <style:paragraph-properties fo:text-align="start" style:justify-single-word="false"/>
      <style:text-properties fo:language="da" fo:country="DK" fo:font-weight="normal" officeooo:rsid="0008bc3c" officeooo:paragraph-rsid="0008bc3c" style:language-asian="zxx" style:country-asian="none" style:font-weight-asian="normal" style:language-complex="zxx" style:country-complex="none" style:font-weight-complex="normal"/>
    </style:style>
    <style:style style:name="P23" style:family="paragraph" style:parent-style-name="Text_20_body" style:list-style-name="L6">
      <style:paragraph-properties fo:text-align="start" style:justify-single-word="false"/>
      <style:text-properties fo:language="da" fo:country="DK" fo:font-weight="normal" officeooo:rsid="0008bc3c" officeooo:paragraph-rsid="0008bc3c" style:language-asian="zxx" style:country-asian="none" style:font-weight-asian="normal" style:language-complex="zxx" style:country-complex="none" style:font-weight-complex="normal"/>
    </style:style>
    <style:style style:name="P24" style:family="paragraph" style:parent-style-name="Text_20_body" style:list-style-name="L4">
      <style:paragraph-properties fo:text-align="start" style:justify-single-word="false"/>
      <style:text-properties fo:language="da" fo:country="DK" fo:font-weight="normal" officeooo:rsid="00058271" officeooo:paragraph-rsid="0008bc3c" style:language-asian="zxx" style:country-asian="none" style:font-weight-asian="normal" style:language-complex="zxx" style:country-complex="none" style:font-weight-complex="normal"/>
    </style:style>
    <style:style style:name="P25" style:family="paragraph" style:parent-style-name="Text_20_body" style:list-style-name="L5">
      <style:paragraph-properties fo:text-align="start" style:justify-single-word="false"/>
      <style:text-properties fo:language="da" fo:country="DK" fo:font-weight="normal" officeooo:rsid="00058271" officeooo:paragraph-rsid="0008bc3c" style:language-asian="zxx" style:country-asian="none" style:font-weight-asian="normal" style:language-complex="zxx" style:country-complex="none" style:font-weight-complex="normal"/>
    </style:style>
    <style:style style:name="P26" style:family="paragraph" style:parent-style-name="Text_20_body" style:list-style-name="L1">
      <style:paragraph-properties fo:text-align="start" style:justify-single-word="false"/>
      <style:text-properties fo:language="da" fo:country="DK" fo:font-weight="normal" officeooo:rsid="000acac6" officeooo:paragraph-rsid="000acac6" style:language-asian="zxx" style:country-asian="none" style:font-weight-asian="normal" style:language-complex="zxx" style:country-complex="none" style:font-weight-complex="normal"/>
    </style:style>
    <style:style style:name="P27" style:family="paragraph" style:parent-style-name="Text_20_body" style:list-style-name="L6">
      <style:paragraph-properties fo:text-align="start" style:justify-single-word="false"/>
      <style:text-properties fo:language="da" fo:country="DK" fo:font-weight="normal" officeooo:rsid="00384626" officeooo:paragraph-rsid="000b9ec3" style:language-asian="zxx" style:country-asian="none" style:font-weight-asian="normal" style:language-complex="zxx" style:country-complex="none" style:font-weight-complex="normal"/>
    </style:style>
    <style:style style:name="P28" style:family="paragraph" style:parent-style-name="Text_20_body" style:list-style-name="L3">
      <style:paragraph-properties fo:text-align="start" style:justify-single-word="false"/>
      <style:text-properties fo:language="da" fo:country="DK" officeooo:rsid="0003a268" officeooo:paragraph-rsid="0003a268" style:language-asian="zxx" style:country-asian="none" style:language-complex="zxx" style:country-complex="none"/>
    </style:style>
    <style:style style:name="P29" style:family="paragraph" style:parent-style-name="Text_20_body" style:list-style-name="L3">
      <style:paragraph-properties fo:text-align="start" style:justify-single-word="false"/>
      <style:text-properties fo:language="da" fo:country="DK" officeooo:rsid="0007fd69" officeooo:paragraph-rsid="0007fd69" style:language-asian="zxx" style:country-asian="none" style:language-complex="zxx" style:country-complex="none"/>
    </style:style>
    <style:style style:name="P30" style:family="paragraph" style:parent-style-name="Text_20_body">
      <style:paragraph-properties fo:text-align="start" style:justify-single-word="false"/>
      <style:text-properties fo:language="da" fo:country="DK" officeooo:rsid="000acac6" officeooo:paragraph-rsid="000acac6" style:language-asian="zxx" style:country-asian="none" style:language-complex="zxx" style:country-complex="none"/>
    </style:style>
    <style:style style:name="P31" style:family="paragraph" style:parent-style-name="Text_20_body" style:list-style-name="L3">
      <style:paragraph-properties fo:text-align="start" style:justify-single-word="false"/>
      <style:text-properties fo:language="da" fo:country="DK" officeooo:rsid="000acac6" officeooo:paragraph-rsid="000acac6" style:language-asian="zxx" style:country-asian="none" style:language-complex="zxx" style:country-complex="none"/>
    </style:style>
    <style:style style:name="P32" style:family="paragraph" style:parent-style-name="Text_20_body">
      <style:paragraph-properties fo:text-align="start" style:justify-single-word="false"/>
      <style:text-properties fo:language="da" fo:country="DK" fo:font-weight="bold" officeooo:rsid="00058271" officeooo:paragraph-rsid="0008bc3c" style:language-asian="zxx" style:country-asian="none" style:font-weight-asian="bold" style:language-complex="zxx" style:country-complex="none" style:font-weight-complex="bold"/>
    </style:style>
    <style:style style:name="P33" style:family="paragraph" style:parent-style-name="Subtitle">
      <style:paragraph-properties fo:text-align="start" style:justify-single-word="false"/>
      <style:text-properties fo:language="da" fo:country="DK" fo:font-weight="normal" officeooo:rsid="0001f098" officeooo:paragraph-rsid="0001f098" style:language-asian="zxx" style:country-asian="none" style:font-weight-asian="normal" style:language-complex="zxx" style:country-complex="none" style:font-weight-complex="normal"/>
    </style:style>
    <style:style style:name="T1" style:family="text">
      <style:text-properties officeooo:rsid="00058271"/>
    </style:style>
    <style:style style:name="T2" style:family="text">
      <style:text-properties officeooo:rsid="00069a58"/>
    </style:style>
    <style:style style:name="T3" style:family="text">
      <style:text-properties officeooo:rsid="0007fd69"/>
    </style:style>
    <style:style style:name="T4" style:family="text">
      <style:text-properties officeooo:rsid="0008bc3c"/>
    </style:style>
    <style:style style:name="T5" style:family="text">
      <style:text-properties officeooo:rsid="000a9bca"/>
    </style:style>
    <style:style style:name="T6" style:family="text">
      <style:text-properties officeooo:rsid="000acac6"/>
    </style:style>
    <style:style style:name="T7" style:family="text">
      <style:text-properties officeooo:rsid="000b9ec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se Case 7 – <text:span text:style-name="T3">Tilføj/Fjern/Ændre</text:span> busruteplan</text:p>
      <text:p text:style-name="P1"/>
      <text:p text:style-name="P15">Mål:</text:p>
      <text:p text:style-name="P2">Målet med denne Use Case er, <text:span text:style-name="T3">at kunne tilføje, fjerne eller ændre en busruteplan. Med tilføjelse menes der, at en hel ny ruteplan bliver persisteret. Med fjernelse menes der, at en allerede persisteret rute bliver fjernet. Med ændring menes der, at der ændres i en allerede persisteret ruteplan.</text:span></text:p>
      <text:p text:style-name="P2"/>
      <text:p text:style-name="P15">Initiering:</text:p>
      <text:p text:style-name="P2">Administratoren tilkendegiver over for systemet at han ønsker <text:span text:style-name="T3">at lave ændringer i ruteplanen for en bus. Herefter bliver han stillet overfor valget, om han ønsker at tilføje en ny ruteplan, fjerne en allerede eksisterende ruteplan, eller ændre den eksisterende ruteplan. </text:span></text:p>
      <text:p text:style-name="P2"/>
      <text:p text:style-name="P15">Aktører:</text:p>
      <text:p text:style-name="P4">Primære aktører:</text:p>
      <text:p text:style-name="P9">Administrator</text:p>
      <text:p text:style-name="P9"/>
      <text:p text:style-name="P18">Antal samtidige forekomster</text:p>
      <text:p text:style-name="P10">En samtidig forekomst.</text:p>
      <text:p text:style-name="P10"/>
      <text:p text:style-name="P18">Ikke funktionelle krav:</text:p>
      <text:p text:style-name="P10">Kommer senere</text:p>
      <text:p text:style-name="P5"/>
      <text:p text:style-name="P18">Startbetingelser:</text:p>
      <text:p text:style-name="P13">Man skal have administrator rettigheder, for at kunne tilgå denne del af systemet.</text:p>
      <text:p text:style-name="P10"/>
      <text:p text:style-name="P16">Slutresultat ved succes:</text:p>
      <text:p text:style-name="P30">En ny busrute vil være tilføjet til listen over ruter og persisteret</text:p>
      <text:p text:style-name="P30">En allerede persisteret busrute vil blive fjernet fra persisteringen og slettet.</text:p>
      <text:p text:style-name="P30">En allerede persisteret busrute vil blive ændret, og ændringerne på ruten vil blive persisteret.</text:p>
      <text:p text:style-name="P19"><text:soft-page-break/></text:p>
      <text:p text:style-name="P19">Slutresultat ved undtagelser:</text:p>
      <text:p text:style-name="P11">De<text:span text:style-name="T6">n</text:span> valgte busrute vil ikke blive opdateret. Hvis administratoren har lavet ændringer og trykker <text:span text:style-name="T1">annuller</text:span> eller lukker <text:span text:style-name="T3">systemet</text:span>, vil <text:span text:style-name="T6">en meddelelse blive vist. Denne meddelelse spørger om der ønskes at gemmes før lukning.</text:span></text:p>
      <text:p text:style-name="P11"/>
      <text:p text:style-name="P17">Normalforløb</text:p>
      <text:p text:style-name="P7">Normalforløb 1: Tilføjelse af busrute</text:p>
      <text:list xml:id="list7116366406966948172" text:style-name="L1">
        <text:list-item>
          <text:p text:style-name="P20">Administrator tilkendegiver overfor systemet, at <text:span text:style-name="T6">der</text:span> ønske<text:span text:style-name="T6">s</text:span> at tilføje<text:span text:style-name="T6">s</text:span> en <text:span text:style-name="T6">busrute.</text:span></text:p>
        </text:list-item>
        <text:list-item>
          <text:p text:style-name="P20">Et værktøj bliver præsenteret, hvor et tomt kort kan ses. Her kan <text:span text:style-name="T6">der</text:span> tilføje<text:span text:style-name="T6">s</text:span> en ny rute, med veje og busstoppesteder.</text:p>
        </text:list-item>
        <text:list-item>
          <text:p text:style-name="P26">Administratoren skaber en rute.</text:p>
        </text:list-item>
        <text:list-item>
          <text:p text:style-name="P20">Der tilkendegives overfor systemet, at ruten skal gemmes.</text:p>
        </text:list-item>
        <text:list-item>
          <text:p text:style-name="P20">Den tilføjede rute persisteres.</text:p>
        </text:list-item>
      </text:list>
      <text:p text:style-name="P13"/>
      <text:p text:style-name="P7">Normalforløb 2: Fjernelse af busrute</text:p>
      <text:list xml:id="list771560569032231417" text:style-name="L2">
        <text:list-item>
          <text:p text:style-name="P21">Administrator tilkendegiver overfor <text:span text:style-name="T4">systemet, at der ønskes at fjerne en allerede persisteret rute.</text:span></text:p>
        </text:list-item>
        <text:list-item>
          <text:p text:style-name="P22">Det tilkendegives overfor systemet, at fjernelsen af ruten skal gemmes.</text:p>
        </text:list-item>
        <text:list-item>
          <text:p text:style-name="P22">Den valgte rute fjernes fra persisteringen.</text:p>
        </text:list-item>
      </text:list>
      <text:p text:style-name="P7"/>
      <text:p text:style-name="P7">Normalforløb 3: Ændring af busrute</text:p>
      <text:list xml:id="list2017741591987550182" text:style-name="L3">
        <text:list-item>
          <text:p text:style-name="P28">Administrator <text:span text:style-name="T1">tilkendegiver</text:span> over for <text:span text:style-name="T3">s</text:span>ystem<text:span text:style-name="T3">et</text:span>, at <text:span text:style-name="T6">der</text:span> ønsker<text:span text:style-name="T6">s</text:span> at ændre <text:span text:style-name="T6">en given busrute.</text:span></text:p>
        </text:list-item>
        <text:list-item>
          <text:p text:style-name="P28">Et værktøj bliver præsenteret, <text:span text:style-name="T3">med den valgte rute indtegnet. Her kan der tilføjes eller fjernes veje og busstoppesteder.</text:span></text:p>
        </text:list-item>
        <text:list-item>
          <text:p text:style-name="P31">Administratoren ændrer ruten.</text:p>
        </text:list-item>
        <text:list-item>
          <text:p text:style-name="P29">Der tilkendegives over for systemet, at ændringer skal gemmes.</text:p>
        </text:list-item>
        <text:list-item>
          <text:p text:style-name="P29">Den ændrede rute persisteres.</text:p>
        </text:list-item>
      </text:list>
      <text:p text:style-name="P3"/>
      <text:p text:style-name="P17">Undtagelser:</text:p>
      <text:p text:style-name="P6">Undtagelse 1: Administratoren <text:span text:style-name="T4">annullerer ændringsprocessen, før tilføjelser, fjernelser eller ændringer er foretaget. </text:span></text:p>
      <text:list xml:id="list6364288963508494308" text:style-name="L4">
        <text:list-item>
          <text:p text:style-name="P24">Der returneres til administrations-hovedskærmen.</text:p>
        </text:list-item>
      </text:list>
      <text:p text:style-name="P12"/>
      <text:p text:style-name="P8"/>
      <text:p text:style-name="P8"/>
      <text:p text:style-name="P8"><text:soft-page-break/>Undtagelse 2: Administratoren <text:span text:style-name="T4">annullerer ændringsprocessen</text:span>, <text:span text:style-name="T4">efter tilføjelser, fjernelser eller ændringer er foretaget.</text:span></text:p>
      <text:list xml:id="list4127138453335303088" text:style-name="L5">
        <text:list-item>
          <text:p text:style-name="P25">Administratoren bliver præsenteret for en <text:span text:style-name="T6">meddelelse </text:span>, hvori <text:span text:style-name="T6">der</text:span> bliver spurgt, om <text:span text:style-name="T7">der</text:span> vil gemme<text:span text:style-name="T7">s</text:span> eller ej</text:p>
          <text:list>
            <text:list-item>
              <text:p text:style-name="P25">Hvis <text:span text:style-name="T7">der</text:span> ikke ønske<text:span text:style-name="T7">s</text:span> at gemme<text:span text:style-name="T7">s</text:span>, returneres <text:span text:style-name="T7">der</text:span> til administrations-hovedskærmen</text:p>
            </text:list-item>
            <text:list-item>
              <text:p text:style-name="P25">Hvis <text:span text:style-name="T7">der</text:span> ønske<text:span text:style-name="T7">s</text:span> at gemme<text:span text:style-name="T7">s</text:span>,<text:span text:style-name="T4"> bliver ændringerne persisteret</text:span>. <text:span text:style-name="T2">Herefter returneres der til administrations-hovedskærmen</text:span></text:p>
            </text:list-item>
          </text:list>
        </text:list-item>
      </text:list>
      <text:p text:style-name="P12"/>
      <text:p text:style-name="P8">Undtagelse <text:span text:style-name="T4">3</text:span>: <text:span text:style-name="T7">Det er ikke muligt at persistere data.</text:span></text:p>
      <text:list xml:id="list8145429991609533973" text:style-name="L6">
        <text:list-item>
          <text:p text:style-name="P27">Administratoren bliver præsenteret for en fejlmeddelelse, som informerer om, at det ikke er muligt at persistere<text:span text:style-name="T7"> ændret data</text:span>.</text:p>
        </text:list-item>
        <text:list-item>
          <text:p text:style-name="P23">Der returneres til det sted administratoren arbejde<text:span text:style-name="T5">de</text:span>, hvor de ændringer han har foretaget, stadig er tilstede.</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9S</meta:editing-duration>
    <meta:editing-cycles>6</meta:editing-cycles>
    <meta:generator>LibreOffice/4.1.0.4$Windows_x86 LibreOffice_project/89ea49ddacd9aa532507cbf852f2bb22b1ace28</meta:generator>
    <dc:date>2013-09-11T16:16:48.073000000</dc:date>
    <meta:document-statistic meta:table-count="0" meta:image-count="0" meta:object-count="0" meta:page-count="3" meta:paragraph-count="47" meta:word-count="471" meta:character-count="3270" meta:non-whitespace-character-count="2859"/>
    <meta:user-defined meta:name="Info 1"/>
    <meta:user-defined meta:name="Info 2"/>
    <meta:user-defined meta:name="Info 3"/>
    <meta:user-defined meta:name="Info 4"/>
  </office:meta>
</office:document-meta>
</file>